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ee6" officeooo:paragraph-rsid="000ffee6"/>
    </style:style>
    <style:style style:name="P2" style:family="paragraph" style:parent-style-name="Standard">
      <style:text-properties officeooo:rsid="00101b41" officeooo:paragraph-rsid="00101b41"/>
    </style:style>
    <style:style style:name="P3" style:family="paragraph" style:parent-style-name="Standard">
      <style:text-properties officeooo:rsid="00119802" officeooo:paragraph-rsid="001198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this is ann maria</text:p>
      <text:p text:style-name="P2">jegiUEKAENV</text:p>
      <text:p text:style-name="P3">dijqfpe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56:12.597781114</meta:creation-date>
    <dc:date>2018-03-03T10:31:46.266554196</dc:date>
    <meta:editing-duration>PT16M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3" meta:word-count="7" meta:character-count="43" meta:non-whitespace-character-count="39"/>
  </office:meta>
</office:document-meta>
</file>